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9.419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4.948cm"/>
    </style:style>
    <style:style style:name="Table2.A1" style:family="table-cell">
      <style:table-cell-properties style:vertical-align="bottom" fo:padding="0.097cm" fo:border="none"/>
    </style:style>
    <style:style style:name="P1" style:family="paragraph" style:parent-style-name="Table_20_Contents">
      <style:text-properties fo:font-size="24pt" style:font-size-asian="21pt" style:font-size-complex="24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Note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9: Mentoring</text:h>
      <text:p text:style-name="P3">Translated by Julien Lamarche and Carole Love on 2015/01/23 from p.61 of “Devenir un leader”, Rev. 2/09.</text:p>
      <text:p text:style-name="P4">Executive summary: <text:span text:style-name="T3">A mentor is someone who can recognize the merits of someone who lacks experience, who highlights the qualities &amp; potential talents and helps achieve success. <text:s/>A leader is also a mentor. <text:s/>You can be a mentor to someone by giving him or her the chance to develop their qualities, to identify areas of improvements, to give valuable and useful feedback, by being a model and to encourage self-thought.</text:span></text:p>
      <text:h text:style-name="Heading_20_2" text:outline-level="2">Mentoring a new member (“<text:span text:style-name="T1">Mentor d'un nouveau membre</text:span>”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ame of evaluator / protégé:</text:p>
          </table:table-cell>
          <table:table-cell table:style-name="Table2.A1" office:value-type="string">
            <text:p text:style-name="P1">_____________________</text:p>
          </table:table-cell>
          <table:table-cell table:style-name="Table2.A1" office:value-type="string">
            <text:p text:style-name="P2">Date:</text:p>
          </table:table-cell>
          <table:table-cell table:style-name="Table2.A1" office:value-type="string">
            <text:p text:style-name="P1">___________</text:p>
          </table:table-cell>
        </table:table-row>
      </table:table>
      <text:p text:style-name="Text_20_body"/>
      <text:list xml:id="list16109390291" text:style-name="L1">
        <text:list-item>
          <text:p text:style-name="P5">Did your mentor address your concerns and offer helpful advice as you prepared for your assignments in the Competent Communication and/or Competent Leadership and for other meeting roles?</text:p>
        </text:list-item>
      </text:list>
      <text:p text:style-name="Note"><text:span text:style-name="T2">Note: </text:span>Translation is provided here, but please answer the questions in the book. <text:s/>Questions numbers correspond.<text:line-break/></text:p>
      <text:list xml:id="list2020700968" text:continue-numbering="true" text:style-name="L1">
        <text:list-item>
          <text:p text:style-name="P5">Did your mentor help you recognize skills that need improvement and offer suggestions to help you build those skills?</text:p>
        </text:list-item>
        <text:list-item>
          <text:p text:style-name="P5">Was the mentor available, patient, sensitive, knowledgeable, flexible and a good listener?</text:p>
        </text:list-item>
        <text:list-item>
          <text:p text:style-name="P5">What could he or she have done differently to be a better mentor?</text:p>
        </text:list-item>
        <text:list-item>
          <text:p text:style-name="P5">What did he or she do well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te" style:family="paragraph" style:parent-style-name="Text_20_body" style:class="text">
      <style:paragraph-properties fo:margin="100%" fo:margin-left="2.064cm" fo:margin-right="2.011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7:06:41.716000000</meta:creation-date>
    <dc:date>2015-01-26T20:01:17</dc:date>
    <meta:editing-duration>PT1H33M41S</meta:editing-duration>
    <meta:editing-cycles>16</meta:editing-cycles>
    <meta:generator>LibreOffice/3.5$Linux_X86_64 LibreOffice_project/350m1$Build-2</meta:generator>
    <dc:creator>Julien </dc:creator>
    <meta:document-statistic meta:table-count="1" meta:image-count="0" meta:object-count="0" meta:page-count="1" meta:paragraph-count="14" meta:word-count="206" meta:character-count="1267" meta:non-whitespace-character-count="1076"/>
  </office:meta>
</office:document-meta>
</file>